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paragraph-properties fo:text-indent="0.4923in"/>
    </style:style>
  </office:automatic-styles>
  <office:body>
    <office:text text:use-soft-page-breaks="true">
      <text:p text:style-name="P1">Id-class</text:p>
      <text:p text:style-name="Standard"><text:tab/>codigo<text:tab/><text:tab/><text:tab/><text:tab/><text:tab/>css</text:p>
      <text:p text:style-name="Standard">&lt;p id="EnNegrita"&gt; <text:s text:c="20"/><text:tab/>p#EnNegrita{...}</text:p>
      <text:p text:style-name="Standard">&lt;p class="juan"&gt;<text:tab/><text:tab/><text:tab/>p.juan{...}</text:p>
      <text:p text:style-name="Standard"/>
      <text:p text:style-name="Standard"/>
      <text:p text:style-name="Standard"/>
      <text:p text:style-name="Standard"/>
      <text:p text:style-name="Standard">font-size: ...px; <text:s text:c="12"/>--&gt; <text:s/>tamaño</text:p>
      <text:p text:style-name="Standard">font-family: ... ;<text:tab/><text:s text:c="2"/>--&gt; tipo de letra: (arial, serif...)</text:p>
      <text:p text:style-name="Standard">font-style: ...;<text:tab/><text:tab/><text:s text:c="2"/>--&gt; estilo letra: (italica[cursiva], negrita)</text:p>
      <text:p text:style-name="P2">font-weight: bold; (en negrita)</text:p>
      <text:p text:style-name="Standard">text-transforme: uppercase; <text:s text:c="11"/>poner todo en<text:s/>mayusculas</text:p>
      <text:p text:style-name="Standard"/>
      <text:p text:style-name="Standard">background-color: grey;</text:p>
      <text:p text:style-name="Standard">margin: 10px 20px 40px 0px; <text:s text:c="7"/>(top right bottom left);</text:p>
      <text:p text:style-name="Standard">margin-top: 10px ;</text:p>
      <text:p text:style-name="Standard">margin-right: 20px ;</text:p>
      <text:p text:style-name="Standard">margin-bottom: 40px ;</text:p>
      <text:p text:style-name="Standard">margin-left: 0px ;</text:p>
      <text:p text:style-name="Standard"/>
      <text:p text:style-name="Standard">listas css:</text:p>
      <text:p text:style-name="Standard">display: list-item…; <text:s text:c="6"/>para crear la lista</text:p>
      <text:p text:style-name="Standard">div::before{</text:p>
      <text:p text:style-name="P3">content: counter(contador, tipolista)’. ‘ <text:s text:c="13"/>crear tu tipo de lista(necesitas un contador)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beria María González Ferradás</dc:creator>
    <meta:creation-date>2023-01-12T10:27:00Z</meta:creation-date>
    <dc:date>2023-02-04T16:09:00Z</dc:date>
    <meta:template xlink:href="Normal.dotm" xlink:type="simple"/>
    <meta:editing-cycles>4</meta:editing-cycles>
    <meta:editing-duration>PT3600S</meta:editing-duration>
    <meta:document-statistic meta:page-count="1" meta:paragraph-count="1" meta:word-count="110" meta:character-count="720" meta:row-count="5" meta:non-whitespace-character-count="611"/>
  </office:meta>
</office:document-meta>
</file>